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text-properties officeooo:rsid="00065804" officeooo:paragraph-rsid="00065804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officeooo:rsid="00065804" officeooo:paragraph-rsid="00065804" style:font-size-asian="22pt" style:font-weight-asian="bold" style:font-size-complex="22pt" style:font-weight-complex="bold"/>
    </style:style>
    <style:style style:name="P3" style:family="paragraph" style:parent-style-name="Standard">
      <style:text-properties fo:font-size="14pt" fo:font-weight="bold" officeooo:rsid="00065804" officeooo:paragraph-rsid="00065804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65804" officeooo:paragraph-rsid="00065804"/>
    </style:style>
    <style:style style:name="P5" style:family="paragraph" style:parent-style-name="Standard">
      <style:text-properties fo:font-weight="bold" officeooo:rsid="000986cd" officeooo:paragraph-rsid="000986cd" style:font-weight-asian="bold" style:font-weight-complex="bold"/>
    </style:style>
    <style:style style:name="P6" style:family="paragraph" style:parent-style-name="Standard">
      <style:text-properties fo:font-weight="normal" officeooo:rsid="000986cd" officeooo:paragraph-rsid="000986cd" style:font-weight-asian="normal" style:font-weight-complex="normal"/>
    </style:style>
    <style:style style:name="P7" style:family="paragraph" style:parent-style-name="Standard">
      <style:text-properties fo:font-size="20pt" fo:font-weight="bold" officeooo:rsid="000986cd" officeooo:paragraph-rsid="000986cd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12pt" fo:font-weight="normal" officeooo:rsid="000986cd" officeooo:paragraph-rsid="000986cd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986cd" officeooo:paragraph-rsid="000986cd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bold" officeooo:rsid="000b0320" officeooo:paragraph-rsid="000b0320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0b0320" officeooo:paragraph-rsid="000b0320" style:font-size-asian="10.5pt" style:font-weight-asian="bold" style:font-size-complex="12pt" style:font-weight-complex="bold"/>
    </style:style>
    <style:style style:name="T1" style:family="text">
      <style:text-properties officeooo:rsid="000813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OS LINGUAXES</text:p>
      <text:p text:style-name="P1"/>
      <text:p text:style-name="P1"/>
      <text:p text:style-name="P1"/>
      <text:p text:style-name="P7">DIA 1</text:p>
      <text:p text:style-name="P1"/>
      <text:p text:style-name="P3">PRIMERA PARTE </text:p>
      <text:p text:style-name="P1"/>
      <text:p text:style-name="P1"/>
      <text:p text:style-name="P1"/>
      <text:p text:style-name="P1"/>
      <text:p text:style-name="P1">1. Nombre del propietario de la agenda.</text:p>
      <text:p text:style-name="P1"/>
      <text:p text:style-name="P1"/>
      <text:p text:style-name="P1">/agenda/propietario/identificadores/nombre</text:p>
      <text:p text:style-name="P1"/>
      <text:p text:style-name="P1"/>
      <text:p text:style-name="P1">2. Teléfono de casa del propietario.</text:p>
      <text:p text:style-name="P1"/>
      <text:p text:style-name="P1"/>
      <text:p text:style-name="P1">/agenda/propietario/telefonos/casa</text:p>
      <text:p text:style-name="P1"/>
      <text:p text:style-name="P1"/>
      <text:p text:style-name="P1">3. Nombres y apellidos de los contactos de la agenda.</text:p>
      <text:p text:style-name="P1"/>
      <text:p text:style-name="P1"/>
      <text:p text:style-name="P1">/agenda/contactos/persona/identificadores/nombre</text:p>
      <text:p text:style-name="P1">/agenda/contactos/persona/identificadores/apellidos</text:p>
      <text:p text:style-name="P1"/>
      <text:p text:style-name="P1"/>
      <text:p text:style-name="P1">4. Nombre e identificador de cada contacto.</text:p>
      <text:p text:style-name="P1"/>
      <text:p text:style-name="P1"/>
      <text:p text:style-name="P1">/agenda/contactos/persona/@id</text:p>
      <text:p text:style-name="P1">/agenda/contactos/persona/nombre</text:p>
      <text:p text:style-name="P1"/>
      <text:p text:style-name="P1"/>
      <text:p text:style-name="P1">5. Datos del contacto con identificador p02.</text:p>
      <text:p text:style-name="P1"/>
      <text:p text:style-name="P1"/>
      <text:p text:style-name="P1">/agenda/contactos/persona[@id="p02"]</text:p>
      <text:p text:style-name="P1"/>
      <text:p text:style-name="P1"/>
      <text:p text:style-name="P1"/>
      <text:p text:style-name="P1">6. Identificadores de los contactos que tienen móvil.</text:p>
      <text:p text:style-name="P1"/>
      <text:p text:style-name="P1"/>
      <text:p text:style-name="P1"/>
      <text:p text:style-name="P1">/agenda/contactos/persona[telefonos/movil]<text:a xlink:type="simple" xlink:href="../../../../../@id" text:style-name="Internet_20_link" text:visited-style-name="Visited_20_Internet_20_Link">/@id</text:a></text:p>
      <text:p text:style-name="P1"/>
      <text:p text:style-name="P1"/>
      <text:p text:style-name="P3"><text:soft-page-break/>SEGUNDA PARTE </text:p>
      <text:p text:style-name="P1"/>
      <text:p text:style-name="P1"/>
      <text:p text:style-name="P1">1. Nombre del instituto.</text:p>
      <text:p text:style-name="P1"/>
      <text:p text:style-name="P1">/ies/nombre/text()</text:p>
      <text:p text:style-name="P1"/>
      <text:p text:style-name="P1"/>
      <text:p text:style-name="P1">2. Página web del instituto.</text:p>
      <text:p text:style-name="P1"/>
      <text:p text:style-name="P1">/ies/web/text()</text:p>
      <text:p text:style-name="P1"/>
      <text:p text:style-name="P1"/>
      <text:p text:style-name="P1">3. Nombre de los ciclos formativos.</text:p>
      <text:p text:style-name="P1"/>
      <text:p text:style-name="P1">/ies/ciclos/ciclo/nombre/text()</text:p>
      <text:p text:style-name="P1"/>
      <text:p text:style-name="P1"/>
      <text:p text:style-name="P1">4. Siglas por las que se conocen los ciclos formativos.</text:p>
      <text:p text:style-name="P1"/>
      <text:p text:style-name="P1">/ies/ciclos/ciclo/@id </text:p>
      <text:p text:style-name="P1"/>
      <text:p text:style-name="P1"/>
      <text:p text:style-name="P1">5. Años en los que se publicaron los decretos de título de los ciclos formativos.</text:p>
      <text:p text:style-name="P1"/>
      <text:p text:style-name="P1">/ies/ciclos/ciclo/decretoTitulo/@año</text:p>
      <text:p text:style-name="P1"/>
      <text:p text:style-name="P1"/>
      <text:p text:style-name="P1">6. Ciclos formativos de Grado Medio (se trata de obtener el elemento completo).</text:p>
      <text:p text:style-name="P1"/>
      <text:p text:style-name="P1">/ies/ciclos/ciclo[grado = 'Medio']</text:p>
      <text:p text:style-name="P1"/>
      <text:p text:style-name="P1"/>
      <text:p text:style-name="P1">7. Nombre de los ciclos formativos de Grado Superior.</text:p>
      <text:p text:style-name="P1"/>
      <text:p text:style-name="P1">/ies/ciclos/ciclo[grado = 'Superior']/<text:span text:style-name="T1">nombre</text:span></text:p>
      <text:p text:style-name="P1"/>
      <text:p text:style-name="P1">8. Nombre de los ciclos formativos anteriores a 2010.</text:p>
      <text:p text:style-name="P1"/>
      <text:p text:style-name="P1"><text:s/>/ies/ciclos/ciclo/decretoTitulo[@año&lt;2010]/<text:span text:style-name="T1">nombre <text:s text:c="2"/></text:span></text:p>
      <text:p text:style-name="P1"/>
      <text:p text:style-name="P1">9. Nombre de los ciclos formativos de 2008 o 2010.</text:p>
      <text:p text:style-name="P1"/>
      <text:p text:style-name="P1"><text:s text:c="2"/>/ies/ciclos/ciclo[decretoTitulo/@año=2008 or decretoTitulo/@año=2010]/nombr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TERCERA PARTE</text:p>
      <text:p text:style-name="P5"/>
      <text:p text:style-name="P6">1. Extraer todos los elementos &lt;peso&gt; (etiqueta incluida).</text:p>
      <text:p text:style-name="P6"/>
      <text:p text:style-name="P6">/inventario/producto/peso</text:p>
      <text:p text:style-name="P6"/>
      <text:p text:style-name="P6">2. Extraer las cantidades de todos los elementos &lt;peso&gt; (sin la etiqueta &lt;peso&gt;).</text:p>
      <text:p text:style-name="P6"/>
      <text:p text:style-name="P6">/inventario/producto/peso/text()</text:p>
      <text:p text:style-name="P6"/>
      <text:p text:style-name="P6">3. Extraer el peso del último elemento.</text:p>
      <text:p text:style-name="P6"/>
      <text:p text:style-name="P6">(//peso/text())[last()]</text:p>
      <text:p text:style-name="P6"/>
      <text:p text:style-name="P6">4. Extraer las distintas unidades en las que se han almacenado los pesos.</text:p>
      <text:p text:style-name="P6"/>
      <text:p text:style-name="P6">//peso/@unidad</text:p>
      <text:p text:style-name="P6"/>
      <text:p text:style-name="P6">5. Extraer el penúltimo codigo.</text:p>
      <text:p text:style-name="P6"/>
      <text:p text:style-name="P6">(//producto/@codigo)[last()-1]</text:p>
      <text:p text:style-name="P6"/>
      <text:p text:style-name="P6">6. Extraer el peso del elemento cuyo codigo sea AAA-111.</text:p>
      <text:p text:style-name="P6"/>
      <text:p text:style-name="P6">//producto[@codigo='AAA-111']/peso/text()</text:p>
      <text:p text:style-name="P6"/>
      <text:p text:style-name="P6">7. Extraer el nombre de los productos que hayan puesto el peso en gramos.</text:p>
      <text:p text:style-name="P6"/>
      <text:p text:style-name="P6">//producto[peso/@unidad='g']/nombre/text()</text:p>
      <text:p text:style-name="P6"/>
      <text:p text:style-name="P6">8. Extraer el codigo de los productos cuyo nombre sea Monitor.</text:p>
      <text:p text:style-name="P6"/>
      <text:p text:style-name="P6">//producto[nombre='Monitor']/@codigo</text:p>
      <text:p text:style-name="P6"/>
      <text:p text:style-name="P6">9. Extraer el código de los productos que pesen más de un cuarto de kilo.</text:p>
      <text:p text:style-name="P6"/>
      <text:p text:style-name="P6">//producto[number(peso) &gt; 0.25]/@codigo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><text:soft-page-break/>CUARTA PARTE</text:p>
      <text:p text:style-name="P5"/>
      <text:p text:style-name="P6">1. Nombre de los módulos que se imparten en el instituto.</text:p>
      <text:p text:style-name="P6"/>
      <text:p text:style-name="P6">//nombre/text()</text:p>
      <text:p text:style-name="P6"/>
      <text:p text:style-name="P6">2. Nombre de los módulos del ciclo ASIR.</text:p>
      <text:p text:style-name="P6"/>
      <text:p text:style-name="Standard">//modulo[ciclo='ASIR']/nombre/text() </text:p>
      <text:p text:style-name="P6"/>
      <text:p text:style-name="P6">3. Nombre de los módulos que se imparten en el segundo curso de cualquier ciclo.</text:p>
      <text:p text:style-name="P6"/>
      <text:p text:style-name="P6">//modulo[curso=2]/nombre/text()</text:p>
      <text:p text:style-name="P6"/>
      <text:p text:style-name="P6">4. Nombre de los módulos de menos de 5 horas semanales.</text:p>
      <text:p text:style-name="P6"/>
      <text:p text:style-name="P6">//modulo[horasSemanales &lt; 5]/nombre/text()</text:p>
      <text:p text:style-name="P6"/>
      <text:p text:style-name="P6">5. Nombre de los módulos que se imparten en el primer curso de ASIR.</text:p>
      <text:p text:style-name="P6"/>
      <text:p text:style-name="P6">//modulo[ciclo='ASIR' and curso=1]/nombre/text()</text:p>
      <text:p text:style-name="P6"/>
      <text:p text:style-name="P6">6. Horas semanales de los módulos de más de 3 horas semanales.</text:p>
      <text:p text:style-name="P6"/>
      <text:p text:style-name="P6">//modulo[horasSemanales &gt; 3]/horasSemanales/text()</text:p>
      <text:p text:style-name="P6"/>
      <text:p text:style-name="P6"/>
      <text:p text:style-name="P6"/>
      <text:p text:style-name="P6"/>
      <text:p text:style-name="P6"/>
      <text:p text:style-name="P6"/>
      <text:p text:style-name="P7">DIA 2</text:p>
      <text:p text:style-name="P7"/>
      <text:p text:style-name="P10">PRIMERA PARTE</text:p>
      <text:p text:style-name="P10"/>
      <text:p text:style-name="P10"/>
      <text:p text:style-name="P8">1. Extraer la cantidad depositada en el fondo con cuenta asociada 20-A.</text:p>
      <text:p text:style-name="P8"/>
      <text:p text:style-name="P8">//fondo[cuentaasociada='20-A']/datos/cantidaddepositada/text()</text:p>
      <text:p text:style-name="P8"/>
      <text:p text:style-name="P8">2. Extraer un listado sin etiquetas de todas las monedas usadas por los distintos fondos.</text:p>
      <text:p text:style-name="P8"/>
      <text:p text:style-name="P8">//fondo/datos/moneda/text()</text:p>
      <text:p text:style-name="P8"/>
      <text:p text:style-name="P8">3. Extraer el DNI de las cuentas que usen dólares como moneda de base.</text:p>
      <text:p text:style-name="P8"/>
      <text:p text:style-name="P8">//cuenta[saldoactual/@moneda='dólares']/titular/@dni</text:p>
      <text:p text:style-name="P8"/>
      <text:p text:style-name="P8">4. Extraer toda la información de los fondos que usen Euros por un valor inferior a 2500.</text:p>
      <text:p text:style-name="P8"/>
      <text:p text:style-name="P8">//fondo[datos/moneda='Euros' and number(datos/cantidaddepositada) &lt; 2500]</text:p>
      <text:p text:style-name="P11"><text:soft-page-break/>SEGUNDA PARTE</text:p>
      <text:p text:style-name="P7"/>
      <text:p text:style-name="P9">1. Nombre de la universidad.</text:p>
      <text:p text:style-name="P9"/>
      <text:p text:style-name="P9">//nombre/text()</text:p>
      <text:p text:style-name="P9"/>
      <text:p text:style-name="P9">2. Pais de la universidad.</text:p>
      <text:p text:style-name="P9"/>
      <text:p text:style-name="P9">//pais/text()</text:p>
      <text:p text:style-name="P9"/>
      <text:p text:style-name="P9">3. Nombres de las carreras.</text:p>
      <text:p text:style-name="P9"/>
      <text:p text:style-name="P9">//carreras/carrera/nombre/text()</text:p>
      <text:p text:style-name="P9"/>
      <text:p text:style-name="P9">4. Años de plan de estudio de las carreras.</text:p>
      <text:p text:style-name="P9"/>
      <text:p text:style-name="P9">//carreras/carrera/plan/text()</text:p>
      <text:p text:style-name="P9"/>
      <text:p text:style-name="P9">5. Nombres de todos los alumnos.</text:p>
      <text:p text:style-name="P9"/>
      <text:p text:style-name="P9">//carreras/carrera/plan/text()</text:p>
      <text:p text:style-name="P9"/>
      <text:p text:style-name="P9">6. Identificadores de todas las carreras.</text:p>
      <text:p text:style-name="P9"/>
      <text:p text:style-name="P9">//carreras/carrera/@id</text:p>
      <text:p text:style-name="P9"/>
      <text:p text:style-name="P9">7. Datos de la carrera cuyo id es c01.</text:p>
      <text:p text:style-name="P9"/>
      <text:p text:style-name="P9">//carreras/carrera[@id='c01']</text:p>
      <text:p text:style-name="P9"/>
      <text:p text:style-name="P9">8. Centro en que se estudia de la carrera cuyo id es c02.</text:p>
      <text:p text:style-name="P9"/>
      <text:p text:style-name="P9">//carreras/carrera[@id='c02']/centro/text()</text:p>
      <text:p text:style-name="P9"/>
      <text:p text:style-name="P9">9. Nombre de las carreras que tengan subdirector.</text:p>
      <text:p text:style-name="P9"/>
      <text:p text:style-name="P9">//carreras/carrera[subdirector]/nombre/text()</text:p>
      <text:p text:style-name="P9"/>
      <text:p text:style-name="P9">10. Nombre de los alumnos que estén haciendo proyecto.</text:p>
      <text:p text:style-name="P9"/>
      <text:p text:style-name="P9">//alumnos/alumno[estudios/proyecto]/nombre/text()</text:p>
      <text:p text:style-name="P9"/>
      <text:p text:style-name="P9">11. Códigos de las carreras en las que hay algún alumno matriculado.</text:p>
      <text:p text:style-name="P9"/>
      <text:p text:style-name="P9">//alumnos/alumno/estudios/carrera/@codigo</text:p>
      <text:p text:style-name="P9"/>
      <text:p text:style-name="P9">12. Apellidos y nombre de los alumnos con beca.</text:p>
      <text:p text:style-name="P9"/>
      <text:p text:style-name="P9">//alumnos/alumno[@beca='si']/concat(apellido1, ' ', apellido2, ', ', nombre)/text()</text:p>
      <text:p text:style-name="P9"/>
      <text:p text:style-name="P9">13. Nombre de las asignaturas de la titulación c04.</text:p>
      <text:p text:style-name="P9"/>
      <text:p text:style-name="P9"><text:soft-page-break/>//asignaturas/asignatura[@titulacion='c04']/nombre/text()</text:p>
      <text:p text:style-name="P9"/>
      <text:p text:style-name="P9">14. Nombre de las asignaturas de segundo trimestre.</text:p>
      <text:p text:style-name="P9"/>
      <text:p text:style-name="P9">//asignaturas/asignatura[trimestre=2]/nombre/text()</text:p>
      <text:p text:style-name="P9"/>
      <text:p text:style-name="P9">15. Nombre de las asignaturas que no tienen 4 créditos teóricos.</text:p>
      <text:p text:style-name="P9"/>
      <text:p text:style-name="P9">//asignaturas/asignatura[creditos_teoricos != 4]/nombre/text()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1T19:28:56.886000000</meta:creation-date>
    <dc:date>2024-01-15T19:46:57.795000000</dc:date>
    <meta:editing-duration>PT1H56M44S</meta:editing-duration>
    <meta:editing-cycles>5</meta:editing-cycles>
    <meta:generator>LibreOffice/7.4.6.2$Windows_X86_64 LibreOffice_project/5b1f5509c2decdade7fda905e3e1429a67acd63d</meta:generator>
    <meta:document-statistic meta:table-count="0" meta:image-count="0" meta:object-count="0" meta:page-count="6" meta:paragraph-count="109" meta:word-count="570" meta:character-count="4707" meta:non-whitespace-character-count="4236"/>
  </office:meta>
</office:document-meta>
</file>